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49in" svg:height="3.552in" svg:x="3.7378in" svg:y="2.1165in">
            <draw:object draw:notify-on-update-of-ranges="results.A1:results.A1 results.A2:results.A10 results.C1:results.C1 results.C2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Input Size</text:p>
          </table:table-cell>
          <table:table-cell table:style-name="ce1" office:value-type="string" calcext:value-type="string">
            <text:p>Count (r_max = 25)</text:p>
          </table:table-cell>
          <table:table-cell table:style-name="ce1" office:value-type="string" calcext:value-type="string">
            <text:p>Execution Time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3035" calcext:value-type="float">
            <text:p>230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3035" calcext:value-type="float">
            <text:p>230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3035" calcext:value-type="float">
            <text:p>230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8239" calcext:value-type="float">
            <text:p>21823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8239" calcext:value-type="float">
            <text:p>21823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8239" calcext:value-type="float">
            <text:p>21823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36704" calcext:value-type="float">
            <text:p>1736704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36704" calcext:value-type="float">
            <text:p>1736704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1736704" calcext:value-type="float">
            <text:p>1736704</text:p>
          </table:table-cell>
          <table:table-cell table:style-name="ce5" office:value-type="float" office:value="1.2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4T07:31:44.443000000</dc:date>
    <meta:editing-duration>PT9M14S</meta:editing-duration>
    <meta:editing-cycles>1</meta:editing-cycles>
    <meta:document-statistic meta:table-count="1" meta:cell-count="30" meta:object-count="1"/>
    <meta:generator>LibreOffice/7.5.5.2$Windows_X86_64 LibreOffice_project/ca8fe7424262805f223b9a2334bc7181abbcbf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23cm" xlink:href=".." xlink:type="simple" chart:class="chart:scatter" chart:style-name="ch1">
        <chart:title svg:x="4.948cm" svg:y="0.316cm" chart:style-name="ch2">
          <text:p>Execution Time vs Input Size </text:p>
        </chart:title>
        <chart:subtitle svg:x="6.165cm" svg:y="1.275cm" chart:style-name="ch3">
          <text:p>(Serial Memoization)</text:p>
        </chart:subtitle>
        <chart:plot-area chart:style-name="ch4" table:cell-range-address="results.A1:results.A10 results.C1:results.C10" chart:data-source-has-labels="row" svg:x="1.33cm" svg:y="2.138cm" svg:width="14.341cm" svg:height="5.724cm">
          <chart:coordinate-region svg:x="2.057cm" svg:y="2.338cm" svg:width="13.242cm" svg:height="4.877cm"/>
          <chart:axis chart:dimension="x" chart:name="primary-x" chart:style-name="ch5">
            <chart:title svg:x="7.728cm" svg:y="8.042cm" chart:style-name="ch6">
              <text:p>Input Size</text:p>
            </chart:title>
          </chart:axis>
          <chart:axis chart:dimension="y" chart:name="primary-y" chart:style-name="ch7">
            <chart:title svg:x="0.451cm" svg:y="6.923cm" chart:style-name="ch8">
              <text:p>Execution Time (seconds)</text:p>
            </chart:title>
            <chart:grid chart:style-name="ch9" chart:class="major"/>
          </chart:axis>
          <chart:series chart:style-name="ch10" chart:values-cell-range-address="results.C2:results.C10" chart:label-cell-address="results.C1:results.C1" chart:class="chart:scatter">
            <chart:domain table:cell-range-address="results.A2:results.A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ecution Time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results.A2:results.A10</svg:desc>
                </draw:g>
              </table:table-cell>
              <table:table-cell office:value-type="float" office:value="0.01">
                <text:p>0.01</text:p>
                <draw:g>
                  <svg:desc>results.C2:results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